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5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eb83"/>
    </style:style>
    <style:style style:name="P2" style:family="paragraph" style:parent-style-name="Standard">
      <style:text-properties officeooo:paragraph-rsid="0009c091"/>
    </style:style>
    <style:style style:name="P3" style:family="paragraph" style:parent-style-name="Standard">
      <style:text-properties officeooo:paragraph-rsid="000bf37e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rsid="001e2756" officeooo:paragraph-rsid="001e2756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officeooo:paragraph-rsid="0014c6ed" style:font-style-asian="italic" style:font-style-complex="italic"/>
    </style:style>
    <style:style style:name="P7" style:family="paragraph" style:parent-style-name="Standard">
      <style:text-properties fo:font-style="italic" style:text-underline-style="none" officeooo:paragraph-rsid="00193fd3" style:font-style-asian="italic" style:font-style-complex="italic"/>
    </style:style>
    <style:style style:name="P8" style:family="paragraph" style:parent-style-name="Standard">
      <style:text-properties fo:font-style="italic" style:text-underline-style="none" officeooo:rsid="001e2756" officeooo:paragraph-rsid="001e2756" style:font-style-asian="italic" style:font-style-complex="itali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rsid="001e2756" officeooo:paragraph-rsid="001e2756" style:font-style-asian="italic" style:font-style-complex="italic"/>
    </style:style>
    <style:style style:name="P11" style:family="paragraph" style:parent-style-name="Standard">
      <style:text-properties officeooo:paragraph-rsid="0006eb83"/>
    </style:style>
    <style:style style:name="P12" style:family="paragraph" style:parent-style-name="Standard">
      <style:text-properties officeooo:paragraph-rsid="000dff8b"/>
    </style:style>
    <style:style style:name="P13" style:family="paragraph" style:parent-style-name="Standard" style:list-style-name="L1">
      <style:text-properties officeooo:rsid="000dff8b" officeooo:paragraph-rsid="000dff8b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officeooo:rsid="00193fd3" officeooo:paragraph-rsid="00193fd3"/>
    </style:style>
    <style:style style:name="P16" style:family="paragraph" style:parent-style-name="Standard"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4c6ed" officeooo:paragraph-rsid="0014c6ed" style:font-weight-asian="bold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normal" officeooo:paragraph-rsid="0006eb83" style:font-weight-asian="normal" style:font-weight-complex="normal"/>
    </style:style>
    <style:style style:name="P20" style:family="paragraph" style:parent-style-name="Standard">
      <style:text-properties fo:font-style="normal" officeooo:paragraph-rsid="0006eb83" style:font-style-asian="normal" style:font-style-complex="normal"/>
    </style:style>
    <style:style style:name="P21" style:family="paragraph" style:parent-style-name="Standard">
      <style:text-properties fo:font-style="normal" fo:font-weight="normal" officeooo:paragraph-rsid="0006eb8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normal" officeooo:paragraph-rsid="00193fd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normal" officeooo:paragraph-rsid="001e275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none" fo:font-weight="bold" officeooo:paragraph-rsid="00193fd3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4c6ed" officeooo:paragraph-rsid="0014c6e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e2756" officeooo:paragraph-rsid="001e275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bold" officeooo:rsid="000ee647" officeooo:paragraph-rsid="00136700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006eb83" style:font-weight-asian="bold" style:font-weight-complex="bold"/>
    </style:style>
    <style:style style:name="P33" style:family="paragraph" style:parent-style-name="Standard">
      <style:text-properties fo:font-weight="bold" officeooo:paragraph-rsid="00193fd3" style:font-weight-asian="bold" style:font-weight-complex="bold"/>
    </style:style>
    <style:style style:name="P34" style:family="paragraph" style:parent-style-name="Standard">
      <style:text-properties fo:font-weight="bold" officeooo:paragraph-rsid="00097e9a" style:font-weight-asian="bold" style:font-weight-complex="bold"/>
    </style:style>
    <style:style style:name="P35" style:family="paragraph" style:parent-style-name="Standard">
      <style:text-properties fo:font-weight="bold" officeooo:rsid="00193fd3" officeooo:paragraph-rsid="00193fd3" style:font-weight-asian="bold" style:font-weight-complex="bold"/>
    </style:style>
    <style:style style:name="P36" style:family="paragraph" style:parent-style-name="Standard">
      <style:text-properties fo:font-weight="bold" officeooo:paragraph-rsid="0009c091" style:font-weight-asian="bold" style:font-weight-complex="bold"/>
    </style:style>
    <style:style style:name="P37" style:family="paragraph" style:parent-style-name="Standard">
      <style:text-properties officeooo:paragraph-rsid="000ee647"/>
    </style:style>
    <style:style style:name="P3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 style:list-style-name="L1">
      <style:text-properties officeooo:paragraph-rsid="000dff8b"/>
    </style:style>
    <style:style style:name="P40" style:family="paragraph" style:parent-style-name="Standard">
      <style:text-properties officeooo:paragraph-rsid="00136700"/>
    </style:style>
    <style:style style:name="P41" style:family="paragraph" style:parent-style-name="Standard">
      <style:paragraph-properties fo:text-align="center" style:justify-single-word="false"/>
      <style:text-properties officeooo:paragraph-rsid="00136700"/>
    </style:style>
    <style:style style:name="P42" style:family="paragraph" style:parent-style-name="Standard">
      <style:text-properties officeooo:rsid="00193fd3" officeooo:paragraph-rsid="00193fd3"/>
    </style:style>
    <style:style style:name="P43" style:family="paragraph" style:parent-style-name="Standard" style:list-style-name="L2">
      <style:text-properties officeooo:rsid="00193fd3" officeooo:paragraph-rsid="00193fd3"/>
    </style:style>
    <style:style style:name="P44" style:family="paragraph" style:parent-style-name="Standard" style:list-style-name="L3">
      <style:text-properties officeooo:rsid="00193fd3" officeooo:paragraph-rsid="00193fd3"/>
    </style:style>
    <style:style style:name="P45" style:family="paragraph" style:parent-style-name="Standard">
      <style:text-properties officeooo:paragraph-rsid="00193fd3"/>
    </style:style>
    <style:style style:name="P46" style:family="paragraph" style:parent-style-name="Standard" style:list-style-name="L2">
      <style:text-properties officeooo:paragraph-rsid="00193fd3"/>
    </style:style>
    <style:style style:name="P47" style:family="paragraph" style:parent-style-name="Standard">
      <style:text-properties officeooo:rsid="001aae5b" officeooo:paragraph-rsid="001aae5b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193f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9eaf" style:font-style-asian="italic" style:font-style-complex="italic"/>
    </style:style>
    <style:style style:name="T3" style:family="text">
      <style:text-properties fo:font-style="italic" officeooo:rsid="001e2756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36700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6700" style:font-weight-asian="normal" style:font-weight-complex="normal"/>
    </style:style>
    <style:style style:name="T12" style:family="text">
      <style:text-properties fo:font-weight="normal" officeooo:rsid="001f90de" style:font-weight-asian="normal" style:font-weight-complex="normal"/>
    </style:style>
    <style:style style:name="T13" style:family="text">
      <style:text-properties fo:font-style="normal" style:text-underline-style="none" officeooo:rsid="0006eb83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06eb8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6eb83" style:font-weight-asian="bold" style:font-weight-complex="bold"/>
    </style:style>
    <style:style style:name="T18" style:family="text">
      <style:text-properties fo:font-weight="bold" officeooo:rsid="00189eaf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8084b"/>
    </style:style>
    <style:style style:name="T21" style:family="text">
      <style:text-properties style:text-underline-style="solid" style:text-underline-width="auto" style:text-underline-color="font-color" officeooo:rsid="001e2756"/>
    </style:style>
    <style:style style:name="T22" style:family="text">
      <style:text-properties officeooo:rsid="00097d89"/>
    </style:style>
    <style:style style:name="T23" style:family="text">
      <style:text-properties officeooo:rsid="000dff8b"/>
    </style:style>
    <style:style style:name="T24" style:family="text">
      <style:text-properties officeooo:rsid="000ee647"/>
    </style:style>
    <style:style style:name="T25" style:family="text">
      <style:text-properties officeooo:rsid="00127dff"/>
    </style:style>
    <style:style style:name="T26" style:family="text">
      <style:text-properties officeooo:rsid="00136700"/>
    </style:style>
    <style:style style:name="T27" style:family="text">
      <style:text-properties officeooo:rsid="0014c6ed"/>
    </style:style>
    <style:style style:name="T28" style:family="text">
      <style:text-properties officeooo:rsid="00169866"/>
    </style:style>
    <style:style style:name="T29" style:family="text">
      <style:text-properties officeooo:rsid="0018084b"/>
    </style:style>
    <style:style style:name="T30" style:family="text">
      <style:text-properties officeooo:rsid="00189eaf"/>
    </style:style>
    <style:style style:name="T31" style:family="text">
      <style:text-properties officeooo:rsid="00193fd3"/>
    </style:style>
    <style:style style:name="T32" style:family="text">
      <style:text-properties officeooo:rsid="001e2756"/>
    </style:style>
    <style:style style:name="T33" style:family="text">
      <style:text-properties officeooo:rsid="001f90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5">Study Guide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elational model Introductory terms</text:p>
            <text:p text:style-name="P10"/>
          </table:table-cell>
          <table:table-cell table:style-name="Table1.B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6">Entity</text:p>
          </table:table-cell>
          <table:table-cell table:style-name="Table1.B2" office:value-type="string">
            <text:p text:style-name="Standard"><text:s/>Entities form Tables in the ER model. <text:s/>The entity is a group of related objects or abstractions from actual real world. <text:s/>The choice to have table entities (is for RDBMS) that has implications for the storage of data.</text:p>
          </table:table-cell>
        </table:table-row>
        <table:table-row>
          <table:table-cell table:style-name="Table1.A2" office:value-type="string">
            <text:p text:style-name="P16">Attribute</text:p>
          </table:table-cell>
          <table:table-cell table:style-name="Table1.B2" office:value-type="string">
            <text:p text:style-name="Standard"><text:s/>The equivalent of what the field was in the file system database model but in the entity (RDB) model it is the characteristic properties for each of entity/entity occurrences.</text:p>
          </table:table-cell>
        </table:table-row>
        <table:table-row>
          <table:table-cell table:style-name="Table1.A2" office:value-type="string">
            <text:p text:style-name="P4">Relational Model</text:p>
          </table:table-cell>
          <table:table-cell table:style-name="Table1.B2" office:value-type="string">
            <text:p text:style-name="P9"><text:span text:style-name="T32">The RDB model r</text:span>eplace<text:span text:style-name="T24">s</text:span> the network model, offering advantages like ease of major structural changes, reporting and also better software/hardware independence. <text:s/>RDBMS affords many more users to work with the data in the tables stored to query and have input in the logical design of the database among other things.</text:p>
          </table:table-cell>
        </table:table-row>
        <table:table-row>
          <table:table-cell table:style-name="Table1.A2" office:value-type="string">
            <text:p text:style-name="P17"><text:span text:style-name="T14">Independent tables</text:span></text:p>
          </table:table-cell>
          <table:table-cell table:style-name="Table1.B2" office:value-type="string">
            <text:p text:style-name="P31"><text:span text:style-name="T24">Tables in </text:span>a relational database are independent of one another, but can be associated to provide <text:span text:style-name="T24">for </text:span>better performance, increased power, and less mistakes, redundancy and anomalies.</text:p>
          </table:table-cell>
        </table:table-row>
        <table:table-row>
          <table:table-cell table:style-name="Table1.A2" office:value-type="string">
            <text:p text:style-name="P29">Common meanings (in Relational model)</text:p>
          </table:table-cell>
          <table:table-cell table:style-name="Table1.B2" office:value-type="string">
            <text:p text:style-name="Standard"><text:span text:style-name="T32">All of the following terms </text:span><text:span text:style-name="T21">mean the exact same thing </text:span><text:span text:style-name="T32">in a relational database model: <text:s/>r</text:span>elation, dataset, table, entity set.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5">Diagramming / Modeling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7">Relational Diagram components <text:span text:style-name="T27">of</text:span></text:p>
          </table:table-cell>
          <table:table-cell table:style-name="Table1.B2" office:value-type="string">
            <text:p text:style-name="P37">1. Entities / Tables</text:p>
            <text:p text:style-name="P37">2. Attributes / Columns (fields)</text:p>
            <text:p text:style-name="P37">3. Relationship connecting fields of different entities</text:p>
          </table:table-cell>
        </table:table-row>
        <table:table-row>
          <table:table-cell table:style-name="Table1.A2" office:value-type="string">
            <text:p text:style-name="P14"><text:span text:style-name="T10">Relationship</text:span></text:p>
          </table:table-cell>
          <table:table-cell table:style-name="Table1.B2" office:value-type="string">
            <text:p text:style-name="P12">Describes the association among entities. Usually a </text:p>
            <text:list xml:id="list3335433428" text:style-name="L1">
              <text:list-item>
                <text:p text:style-name="P39">1:<text:span text:style-name="T23">1 – store is managed by one employee, each employee manages a store</text:span></text:p>
              </text:list-item>
              <text:list-item>
                <text:p text:style-name="P13">M:M – <text:span text:style-name="T25">students take many classes, classes are attended by many students</text:span></text:p>
                <text:p text:style-name="P13">or</text:p>
              </text:list-item>
              <text:list-item>
                <text:p text:style-name="P13">1:M – <text:span text:style-name="T25">painter paints many painting, each painting was made by 1 painter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8">Bidirectional </text:p>
          </table:table-cell>
          <table:table-cell table:style-name="Table1.B2" office:value-type="string">
            <text:p text:style-name="Standard">All relationships are bidirectional (UML/<text:span text:style-name="T24">Cardinality will </text:span>provide more detail)</text:p>
          </table:table-cell>
        </table:table-row>
        <table:table-row>
          <table:table-cell table:style-name="Table1.A2" office:value-type="string">
            <text:p text:style-name="P20"><text:span text:style-name="T10">Business Rules</text:span></text:p>
          </table:table-cell>
          <table:table-cell table:style-name="Table1.B2" office:value-type="string">
            <text:p text:style-name="P1">These are helpful <text:span text:style-name="T15">to identifying or drafting the entity, relationship, attribute, constraints in </text:span>an operational environment. <text:span text:style-name="T15">They </text:span>provid<text:span text:style-name="T15">e for things like </text:span>a shared/common interpretation, <text:span text:style-name="T15">a </text:span>more consistent view on the whole, <text:span text:style-name="T15">and enforcement via c</text:span>onstraints. </text:p>
          </table:table-cell>
        </table:table-row>
        <table:table-row>
          <table:table-cell table:style-name="Table1.A2" office:value-type="string">
            <text:p text:style-name="P18">Limitations of a database</text:p>
          </table:table-cell>
          <table:table-cell table:style-name="Table1.B2" office:value-type="string">
            <text:p text:style-name="Standard">The purpose of <text:span text:style-name="T15">a </text:span>database is working with data, <text:span text:style-name="T15">which is not always the same thing as creating but </text:span>managing it. <text:s/><text:span text:style-name="T15">A</text:span>pplication software <text:span text:style-name="T15">can sometimes do better job at collecting the data, e.g. </text:span>a time-tracking software outperform<text:span text:style-name="T15">s</text:span> <text:soft-page-break/>database <text:s/><text:span text:style-name="T15">here</text:span>. <text:s/></text:p>
          </table:table-cell>
        </table:table-row>
        <table:table-row>
          <table:table-cell table:style-name="Table1.A2" office:value-type="string">
            <text:p text:style-name="P30">Schema</text:p>
          </table:table-cell>
          <table:table-cell table:style-name="Table1.B2" office:value-type="string">
            <text:p text:style-name="P1">The organization of the entire database as viewed by one of the participating people (external = users, internal = application, conceptual = database admin)</text:p>
          </table:table-cell>
        </table:table-row>
        <table:table-row>
          <table:table-cell table:style-name="Table1.A2" office:value-type="string">
            <text:p text:style-name="P21">Subschema</text:p>
          </table:table-cell>
          <table:table-cell table:style-name="Table1.B2" office:value-type="string">
            <text:p text:style-name="P1">This is the portion of the database seen to application programs.</text:p>
          </table:table-cell>
        </table:table-row>
        <table:table-row>
          <table:table-cell table:style-name="Table1.A2" office:value-type="string">
            <text:p text:style-name="P24"><text:span text:style-name="T7">Data Definition Language</text:span><text:span text:style-name="T5"> </text:span></text:p>
            <text:p text:style-name="P24"><text:span text:style-name="T6">(</text:span><text:span text:style-name="T9">naming convention</text:span><text:span text:style-name="T6">)</text:span></text:p>
          </table:table-cell>
          <table:table-cell table:style-name="Table1.B2" office:value-type="string">
            <text:p text:style-name="P40"><text:span text:style-name="T26">The data definition languages <text:s/>enables defining of schema component. <text:s/></text:span>Entity names should be descriptive, and use terminology familiar to users. <text:s text:c="2"/>An attribute name should also be descriptive of data represented by that attribute. It is also a good practice to prefix the name of an attribute with the name of the entity (or an abbreviation of the entity name) in which it occurs. </text:p>
            <text:p text:style-name="P40"/>
            <text:p text:style-name="P41"><text:span text:style-name="T11">E.g.</text:span><text:span text:style-name="T26"> If working with a attribute of the </text:span>CUSTOMER entity, the customer’s credit limit may be called CUS_CREDIT_LIMIT.</text:p>
          </table:table-cell>
        </table:table-row>
        <table:table-row>
          <table:table-cell table:style-name="Table1.A2" office:value-type="string">
            <text:p text:style-name="P32"><text:span text:style-name="T13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<text:span text:style-name="T10">Goals of the Database</text:span>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9"><text:span text:style-name="T13">Performance of Database</text:span></text:p>
          </table:table-cell>
          <table:table-cell table:style-name="Table1.B2" office:value-type="string">
            <text:p text:style-name="P1"><text:span text:style-name="T17"><text:s/></text:span>The main source <text:span text:style-name="T15">for eliciting </text:span>ought to be managers, policies, written documentation, procedures, etc. <text:s text:c="2"/>However a faster and more direct method is to have direct interviews with end users. <text:s/><text:span text:style-name="T15">(Another </text:span>important process for Database Designer<text:span text:style-name="T15">s</text:span> is verifying end user perceptions).</text:p>
          </table:table-cell>
        </table:table-row>
        <table:table-row>
          <table:table-cell table:style-name="Table1.A2" office:value-type="string">
            <text:p text:style-name="P28">Logical data structure</text:p>
          </table:table-cell>
          <table:table-cell table:style-name="Table1.B2" office:value-type="string">
            <text:p text:style-name="Standard">DBMS stands for database management system and presents a logical, structured organization on data. It can be based on several different models of data</text:p>
          </table:table-cell>
        </table:table-row>
        <table:table-row>
          <table:table-cell table:style-name="Table1.A2" office:value-type="string">
            <text:p text:style-name="Standard"><text:s/>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<text:span text:style-name="T10">Predicate Logic / Set Theory</text:span></text:p>
          </table:table-cell>
          <table:table-cell table:style-name="Table1.B2" office:value-type="string">
            <text:p text:style-name="P9"><text:s/></text:p>
          </table:table-cell>
        </table:table-row>
        <table:table-row>
          <table:table-cell table:style-name="Table1.A2" office:value-type="string">
            <text:p text:style-name="Standard"><text:span text:style-name="T19">Determination </text:span><text:span text:style-name="T20">&amp;</text:span><text:span text:style-name="T19"> dependency</text:span> <text:span text:style-name="T24">(</text:span><text:span text:style-name="T16">functional dependence</text:span><text:span text:style-name="T24">)</text:span></text:p>
          </table:table-cell>
          <table:table-cell table:style-name="Table1.B2" office:value-type="string">
            <text:p text:style-name="Standard">If you can determine attribute 'B' by knowing attribute 'A', then you can say that <text:s/>“A determines B”. <text:s/>If it takes more information than 'A' to determine 'B', then it is true that "A partially determines B". <text:s/>For a primary key-attribute relationship to exist, it must be true that all attributes involved are fully functionally dependent on the key.</text:p>
            <text:p text:style-name="Standard"/>
            <text:p text:style-name="P47">E.g. Full functional dependence given a superkey (see definitions of keys)</text:p>
            <text:p text:style-name="P47">A minimal superkey is one that does not contain further candidate keys inside and offers full functional dependence for all the other attributes or columns in a entity set. <text:s/>That is why a minimal superkey is the basis for a primary key, which is always itself a candidate key as well.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<text:span text:style-name="T33">RDB </text:span>structure 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5">Table</text:p>
          </table:table-cell>
          <table:table-cell table:style-name="Table1.B2" office:value-type="string">
            <text:p text:style-name="Standard">A two-dimensional structure composed of a rows and columns <text:span text:style-name="T29">(aka entity set)</text:span></text:p>
          </table:table-cell>
        </table:table-row>
        <table:table-row>
          <table:table-cell table:style-name="Table1.A2" office:value-type="string">
            <text:p text:style-name="P25">Tuple</text:p>
          </table:table-cell>
          <table:table-cell table:style-name="Table1.B2" office:value-type="string">
            <text:p text:style-name="Standard">Rows <text:span text:style-name="T29">are </text:span>entity occurrences of <text:span text:style-name="T29">the </text:span>entity set</text:p>
          </table:table-cell>
        </table:table-row>
        <table:table-row>
          <table:table-cell table:style-name="Table1.A2" office:value-type="string">
            <text:p text:style-name="P25">Attributes</text:p>
          </table:table-cell>
          <table:table-cell table:style-name="Table1.B2" office:value-type="string">
            <text:p text:style-name="Standard">Column intersection with row representing a single data value in the entity set</text:p>
          </table:table-cell>
        </table:table-row>
        <table:table-row>
          <table:table-cell table:style-name="Table1.A2" office:value-type="string">
            <text:p text:style-name="P25">Attribute domain</text:p>
          </table:table-cell>
          <table:table-cell table:style-name="Table1.B2" office:value-type="string">
            <text:p text:style-name="Standard">Values conform to same data format <text:span text:style-name="T29">and </text:span>range of values</text:p>
          </table:table-cell>
        </table:table-row>
        <text:soft-page-break/>
        <table:table-row>
          <table:table-cell table:style-name="Table1.A2" office:value-type="string">
            <text:p text:style-name="P38">Entity Integrity</text:p>
          </table:table-cell>
          <table:table-cell table:style-name="Table1.B2" office:value-type="string">
            <text:p text:style-name="Standard">The condition that each row in a table has a unique identity, exists and cannot be null. (<text:span text:style-name="T18">aka </text:span>primary key rule)</text:p>
          </table:table-cell>
        </table:table-row>
        <table:table-row>
          <table:table-cell table:style-name="Table1.A2" office:value-type="string">
            <text:p text:style-name="P31"><text:span text:style-name="T19">Nulls</text:span></text:p>
            <text:p text:style-name="P15"><text:span text:style-name="T10">(</text:span><text:span text:style-name="T4">controlled redundancy, avoiding anomalies, operators, etc.)</text:span></text:p>
          </table:table-cell>
          <table:table-cell table:style-name="Table1.B2" office:value-type="string">
            <text:p text:style-name="Standard"><text:span text:style-name="T30">I</text:span>ndication <text:span text:style-name="T30">(often) </text:span>of poor database design. <text:s/>There may be situations in which a null exists either because of the nature of relationship or <text:span text:style-name="T30">due to certain </text:span>attributes <text:span text:style-name="T30">e.g. </text:span><text:span text:style-name="T1">middle initial </text:span><text:span text:style-name="T2">not everyone has one</text:span>.</text:p>
            <text:p text:style-name="Standard"/>
            <text:p text:style-name="P26">Proper use of nulls in a table <text:span text:style-name="T31">is something to make sure of which stems from fact that null </text:span>can have many different meanings (unknown value, missing value, N/A condition)</text:p>
            <text:p text:style-name="P26"/>
            <text:p text:style-name="P23"><text:span text:style-name="T31">Lastly, </text:span>operators like arithmetic and logic will not work on nulls.</text:p>
          </table:table-cell>
        </table:table-row>
        <table:table-row>
          <table:table-cell table:style-name="Table1.A2" office:value-type="string">
            <text:p text:style-name="P34"><text:span text:style-name="T19">Referential Integrity</text:span></text:p>
          </table:table-cell>
          <table:table-cell table:style-name="Table1.B2" office:value-type="string">
            <text:p text:style-name="P45">Referential integrity exists <text:span text:style-name="T31">for </text:span>when a foreign key <text:span text:style-name="T31">has a value (null is permissible) and assuming it has a value that it matches exactly with the values provided in the </text:span>associated entit<text:span text:style-name="T31">y’s primary key field. <text:s/></text:span></text:p>
            <text:p text:style-name="P45"/>
            <text:p text:style-name="P45"><text:span text:style-name="T31">The purpose ensures data integrity when joining or relating tables and if a table row in one table is deleted there is anomaly occurring in another tables.</text:span></text:p>
          </table:table-cell>
        </table:table-row>
        <table:table-row>
          <table:table-cell table:style-name="Table1.A2" office:value-type="string">
            <text:p text:style-name="P22">Minimal Relational Database</text:p>
          </table:table-cell>
          <table:table-cell table:style-name="Table1.B2" office:value-type="string">
            <text:p text:style-name="P45">Supports certain SELECT, PROJECT, and JOIN operators</text:p>
            <text:p text:style-name="P33">Introduction of SQL operators</text:p>
            <text:p text:style-name="P45">SELECT operator Aka RESTRICT yields the subset of row entry values</text:p>
            <text:p text:style-name="P48">PROJECT operator <text:s/><text:span text:style-name="T10">Produces a subset of column values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7"><text:span text:style-name="T10">Keys </text:span><text:span text:style-name="T12">in RDB model</text:span></text:p>
          </table:table-cell>
          <table:table-cell table:style-name="Table1.B2" office:value-type="string">
            <text:p text:style-name="Standard"><text:s text:c="2"/></text:p>
          </table:table-cell>
        </table:table-row>
        <table:table-row>
          <table:table-cell table:style-name="Table1.A2" office:value-type="string">
            <text:p text:style-name="P35"><text:span text:style-name="T19">Superkey</text:span></text:p>
          </table:table-cell>
          <table:table-cell table:style-name="Table1.B2" office:value-type="string">
            <text:p text:style-name="Standard"><text:span text:style-name="T31">Any </text:span>group of attributes identifying each row uniquely</text:p>
          </table:table-cell>
        </table:table-row>
        <table:table-row>
          <table:table-cell table:style-name="Table1.A2" office:value-type="string">
            <text:p text:style-name="P35">Candidate Key</text:p>
          </table:table-cell>
          <table:table-cell table:style-name="Table1.B2" office:value-type="string">
            <text:p text:style-name="Standard"><text:span text:style-name="T31">This is a subset of superkey with </text:span>no unnecessary attributes contained within</text:p>
          </table:table-cell>
        </table:table-row>
        <table:table-row>
          <table:table-cell table:style-name="Table1.A2" office:value-type="string">
            <text:p text:style-name="P35">Primary Key</text:p>
          </table:table-cell>
          <table:table-cell table:style-name="Table1.B2" office:value-type="string">
            <text:p text:style-name="P45"><text:span text:style-name="T31">Primary key is nothing more than the</text:span> chosen <text:span text:style-name="T31">candidate key.</text:span></text:p>
            <text:p text:style-name="P45"><text:span text:style-name="T31">Properties of the Primary Key:</text:span></text:p>
            <text:list xml:id="list572374178" text:style-name="L2">
              <text:list-item>
                <text:p text:style-name="P46"><text:span text:style-name="T31">It is made of attribute(s) that “</text:span>determines” all other attributes</text:p>
              </text:list-item>
              <text:list-item>
                <text:p text:style-name="P43">It is unique and not null</text:p>
              </text:list-item>
            </text:list>
            <text:p text:style-name="P42"/>
            <text:p text:style-name="P47">Rules for Primary keys in a table:</text:p>
            <text:p text:style-name="P47">Each table must have an attribute or a combination of attributes that uniquely identifies each row. </text:p>
          </table:table-cell>
        </table:table-row>
        <table:table-row>
          <table:table-cell table:style-name="Table1.A2" office:value-type="string">
            <text:p text:style-name="P35">Secondary Key</text:p>
          </table:table-cell>
          <table:table-cell table:style-name="Table1.B2" office:value-type="string">
            <text:p text:style-name="Standard"><text:span text:style-name="T31">This key is </text:span>a combination <text:span text:style-name="T31">of attributes that produces a </text:span>set of rows based on value<text:span text:style-name="T31">s and used only for the purpose of data retrieval.</text:span></text:p>
            <text:p text:style-name="P42">Properties of the Secondary Key:</text:p>
            <text:list xml:id="list3343469000" text:style-name="L3">
              <text:list-item>
                <text:p text:style-name="P44">Not necessarily unique</text:p>
              </text:list-item>
              <text:list-item>
                <text:p text:style-name="P44">Helps to narrow search results (from millions down to hundreds of matches)</text:p>
              </text:list-item>
            </text:list>
          </table:table-cell>
        </table:table-row>
        <table:table-row>
          <table:table-cell table:style-name="Table1.A2" office:value-type="string">
            <text:p text:style-name="P36">Key attribute</text:p>
          </table:table-cell>
          <table:table-cell table:style-name="Table1.B2" office:value-type="string">
            <text:p text:style-name="P2">An attribute that is part of a key</text:p>
          </table:table-cell>
        </table:table-row>
        <table:table-row>
          <table:table-cell table:style-name="Table1.A2" office:value-type="string">
            <text:p text:style-name="P31">Foreign Key</text:p>
          </table:table-cell>
          <table:table-cell table:style-name="Table1.B2" office:value-type="string">
            <text:p text:style-name="Standard"><text:span text:style-name="T22">Links the </text:span>two tables so that foreign one matches the PK of another table or is null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3:10:27.325742019</meta:creation-date>
    <dc:date>2018-10-11T16:22:33.755970211</dc:date>
    <meta:editing-duration>PT4H30S</meta:editing-duration>
    <meta:editing-cycles>23</meta:editing-cycles>
    <meta:generator>LibreOffice/6.0.1.1$Linux_X86_64 LibreOffice_project/00m0$Build-1</meta:generator>
    <meta:document-statistic meta:table-count="1" meta:image-count="0" meta:object-count="0" meta:page-count="3" meta:paragraph-count="95" meta:word-count="1085" meta:character-count="6737" meta:non-whitespace-character-count="5712"/>
  </office:meta>
</office:document-meta>
</file>